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7" style:family="table-column">
      <style:table-column-properties fo:break-before="auto" style:column-width="1.642cm"/>
    </style:style>
    <style:style style:name="co8" style:family="table-column">
      <style:table-column-properties fo:break-before="auto" style:column-width="2.921cm"/>
    </style:style>
    <style:style style:name="co1" style:family="table-column">
      <style:table-column-properties fo:break-before="auto" style:column-width="1.723cm"/>
    </style:style>
    <style:style style:name="co9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042cm"/>
    </style:style>
    <style:style style:name="co10" style:family="table-column">
      <style:table-column-properties fo:break-before="auto" style:column-width="7.632cm"/>
    </style:style>
    <style:style style:name="co3" style:family="table-column">
      <style:table-column-properties fo:break-before="auto" style:column-width="3.902cm"/>
    </style:style>
    <style:style style:name="co11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1.478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otec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16" table:number-columns-repeated="1018" table:default-cell-style-name="ce1"/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TITULO_MOTEC</text:p>
          </table:table-cell>
          <table:table-cell office:value-type="string" calcext:value-type="string">
            <text:p>EQ-A</text:p>
          </table:table-cell>
          <table:table-cell office:value-type="string" calcext:value-type="string">
            <text:p>EQ-B</text:p>
          </table:table-cell>
          <table:table-cell office:value-type="string" calcext:value-type="string">
            <text:p>EQ-C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 Force 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04</text:p>
          </table:table-cell>
          <table:table-cell office:value-type="string" calcext:value-type="string">
            <text:p>-31.35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 Force L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06</text:p>
          </table:table-cell>
          <table:table-cell office:value-type="string" calcext:value-type="string">
            <text:p>32.36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 Force Ve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02</text:p>
          </table:table-cell>
          <table:table-cell office:value-type="string" calcext:value-type="string">
            <text:p>30.9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yro Yaw Ang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33</text:p>
          </table:table-cell>
          <table:table-cell office:value-type="string" calcext:value-type="string">
            <text:p>-296.48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ered Ang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46</text:p>
          </table:table-cell>
          <table:table-cell office:value-type="float" office:value="132" calcext:value-type="float">
            <text:p>132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ke Pres Fro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ke Pres Re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3</text:p>
          </table:table-cell>
          <table:table-cell office:value-type="string" calcext:value-type="string">
            <text:p>1.67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ke Posi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bomb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ventoinh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sp Pos F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83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sp Pos F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83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ain Gauge F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ain Gauge F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de Height F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de Height F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tot Fro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24</text:p>
          </table:table-cell>
          <table:table-cell office:value-type="float" office:value="-2600" calcext:value-type="float">
            <text:p>-2600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ke Position 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re Temp Front 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43.15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re Temp Front 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43.15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re Temp Front 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43.15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re Temp Front 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43.15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re Temp Front 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43.15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re Temp Front 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43.15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ke Temp F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41" calcext:value-type="float">
            <text:p>6041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ke Temp F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41" calcext:value-type="float">
            <text:p>6041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ke Caliper Temp F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41" calcext:value-type="float">
            <text:p>6041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ke Caliper Temp F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41" calcext:value-type="float">
            <text:p>604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sp Pos R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83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sp Pos R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83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ain Gauge R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ain Gauge R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de Height R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de Height R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tot Re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24</text:p>
          </table:table-cell>
          <table:table-cell office:value-type="float" office:value="-2600" calcext:value-type="float">
            <text:p>-2600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ery Curr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re Temp Rear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343.15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re Temp Rear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343.15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re Temp Rear 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343.15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re Temp Rear 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re Temp Rear 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re Temp Rear 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ke Temp R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ke Temp R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ke Caliper Temp RL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6041" calcext:value-type="float">
            <text:p>6041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ke Caliper Temp RR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6041" calcext:value-type="float">
            <text:p>6041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shift Cou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wnshift Cou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rk C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shift Ti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wnshift Ti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utch Ti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utch Ti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gine RP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ottle P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 Temp Inle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ery Volt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el Pr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il Pr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mb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el Speed F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el Speed F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el Speed R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el Speed R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g Oil Te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o P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le 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le Of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S Cou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onents" table:style-name="ta1"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AGINA</text:p>
          </table:table-cell>
          <table:table-cell office:value-type="string" calcext:value-type="string">
            <text:p>COMPONENTE</text:p>
          </table:table-cell>
          <table:table-cell office:value-type="string" calcext:value-type="string">
            <text:p>CODIGO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TITULO</text:p>
          </table:table-cell>
          <table:table-cell office:value-type="string" calcext:value-type="string">
            <text:p>TITULO_MOTEC</text:p>
          </table:table-cell>
          <table:table-cell office:value-type="string" calcext:value-type="string">
            <text:p>EQUACAO</text:p>
          </table:table-cell>
          <table:table-cell office:value-type="string" calcext:value-type="string">
            <text:p>EQ-A</text:p>
          </table:table-cell>
          <table:table-cell office:value-type="string" calcext:value-type="string">
            <text:p>EQ-B</text:p>
          </table:table-cell>
          <table:table-cell office:value-type="string" calcext:value-type="string">
            <text:p>EQ-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orizontalGaug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elerômetro X</text:p>
          </table:table-cell>
          <table:table-cell office:value-type="string" calcext:value-type="string">
            <text:p>G Force Lat</text:p>
          </table:table-cell>
          <table:table-cell office:value-type="string" calcext:value-type="string">
            <text:p>x * 0.0204 - 31.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04</text:p>
          </table:table-cell>
          <table:table-cell office:value-type="string" calcext:value-type="string">
            <text:p>-31.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orizontalGaug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celerômetro Y</text:p>
          </table:table-cell>
          <table:table-cell office:value-type="string" calcext:value-type="string">
            <text:p>G Force Long</text:p>
          </table:table-cell>
          <table:table-cell office:value-type="string" calcext:value-type="string">
            <text:p>x * (-0.0206) + 32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06</text:p>
          </table:table-cell>
          <table:table-cell office:value-type="string" calcext:value-type="string">
            <text:p>32.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orizontalGaug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elerômetro Z</text:p>
          </table:table-cell>
          <table:table-cell office:value-type="string" calcext:value-type="string">
            <text:p>G Force Vert</text:p>
          </table:table-cell>
          <table:table-cell office:value-type="string" calcext:value-type="string">
            <text:p>x * (-0.0202) + 3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02</text:p>
          </table:table-cell>
          <table:table-cell office:value-type="string" calcext:value-type="string">
            <text:p>30.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orizontalGauge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roscópio Z</text:p>
          </table:table-cell>
          <table:table-cell office:value-type="string" calcext:value-type="string">
            <text:p>Gyro Yaw Angle</text:p>
          </table:table-cell>
          <table:table-cell office:value-type="string" calcext:value-type="string">
            <text:p>x * 0.1433 - 296.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33</text:p>
          </table:table-cell>
          <table:table-cell office:value-type="string" calcext:value-type="string">
            <text:p>-296.48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Ângulo de esterço</text:p>
          </table:table-cell>
          <table:table-cell office:value-type="string" calcext:value-type="string">
            <text:p>Steered Angle</text:p>
          </table:table-cell>
          <table:table-cell office:value-type="string" calcext:value-type="string">
            <text:p>x * (-0.0746) + 132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46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ressão de freio dianteiro</text:p>
          </table:table-cell>
          <table:table-cell office:value-type="string" calcext:value-type="string">
            <text:p>Brake Pres Front</text:p>
          </table:table-cell>
          <table:table-cell office:value-type="string" calcext:value-type="string">
            <text:p>x * 0.0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ão de freio traseiro</text:p>
          </table:table-cell>
          <table:table-cell office:value-type="string" calcext:value-type="string">
            <text:p>Brake Pres Rear</text:p>
          </table:table-cell>
          <table:table-cell office:value-type="string" calcext:value-type="string">
            <text:p>x * 0.025 - 5.0) / 3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3</text:p>
          </table:table-cell>
          <table:table-cell office:value-type="string" calcext:value-type="string">
            <text:p>1.67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ção de pedal de freio</text:p>
          </table:table-cell>
          <table:table-cell office:value-type="string" calcext:value-type="string">
            <text:p>Brake Position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or_s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tor_sd &gt;&gt; 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or_sd &gt;&gt; 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or_sd &gt;&gt; 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datalogge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acelerômetr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giroscópi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esterç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pressão dianteir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traseir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Verify bomb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Verify ventoinh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equêcia da mensagem 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êcia da mensagem 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rso de suspensão dianteiro esquerdo</text:p>
          </table:table-cell>
          <table:table-cell office:value-type="string" calcext:value-type="string">
            <text:p>Susp Pos FL</text:p>
          </table:table-cell>
          <table:table-cell office:value-type="string" calcext:value-type="string">
            <text:p>x * 0.018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urso de suspensão dianteiro direito</text:p>
          </table:table-cell>
          <table:table-cell office:value-type="string" calcext:value-type="string">
            <text:p>Susp Pos FR</text:p>
          </table:table-cell>
          <table:table-cell office:value-type="string" calcext:value-type="string">
            <text:p>x * 0.018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ain gauge diantero esquerdo</text:p>
          </table:table-cell>
          <table:table-cell office:value-type="string" calcext:value-type="string">
            <text:p>Strain Gauge FL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ain gauge dianteiro direito</text:p>
          </table:table-cell>
          <table:table-cell office:value-type="string" calcext:value-type="string">
            <text:p>Strain Gauge FR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ura Dianteira Esquerda</text:p>
          </table:table-cell>
          <table:table-cell office:value-type="string" calcext:value-type="string">
            <text:p>Ride Height FL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tura Dianteira Direita</text:p>
          </table:table-cell>
          <table:table-cell office:value-type="string" calcext:value-type="string">
            <text:p>Ride Height FR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ubo de Pitot Dianteiro</text:p>
          </table:table-cell>
          <table:table-cell office:value-type="string" calcext:value-type="string">
            <text:p>Pitot Front</text:p>
          </table:table-cell>
          <table:table-cell office:value-type="string" calcext:value-type="string">
            <text:p>x * 1.24 - 2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24</text:p>
          </table:table-cell>
          <table:table-cell office:value-type="float" office:value="-2600" calcext:value-type="float">
            <text:p>-2600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ção de pedal de freio 2</text:p>
          </table:table-cell>
          <table:table-cell office:value-type="string" calcext:value-type="string">
            <text:p>Brake Position 2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eratura de pneu dianteiro 1</text:p>
          </table:table-cell>
          <table:table-cell office:value-type="string" calcext:value-type="string">
            <text:p>Tyre Temp Front 1</text:p>
          </table:table-cell>
          <table:table-cell office:value-type="string" calcext:value-type="string">
            <text:p>x * 0.02 - 343.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43.15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emperatura de pneu dianteiro 2</text:p>
          </table:table-cell>
          <table:table-cell office:value-type="string" calcext:value-type="string">
            <text:p>Tyre Temp Front 2</text:p>
          </table:table-cell>
          <table:table-cell office:value-type="string" calcext:value-type="string">
            <text:p>x * 0.02 - 343.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43.15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eratura de pneu dianteiro 3</text:p>
          </table:table-cell>
          <table:table-cell office:value-type="string" calcext:value-type="string">
            <text:p>Tyre Temp Front 3</text:p>
          </table:table-cell>
          <table:table-cell office:value-type="string" calcext:value-type="string">
            <text:p>x * 0.02 - 343.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43.15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eratura de pneu dianteiro 4</text:p>
          </table:table-cell>
          <table:table-cell office:value-type="string" calcext:value-type="string">
            <text:p>Tyre Temp Front 4</text:p>
          </table:table-cell>
          <table:table-cell office:value-type="string" calcext:value-type="string">
            <text:p>x * 0.02 - 343.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43.15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emperatura de pneu dianteiro 5</text:p>
          </table:table-cell>
          <table:table-cell office:value-type="string" calcext:value-type="string">
            <text:p>Tyre Temp Front 5</text:p>
          </table:table-cell>
          <table:table-cell office:value-type="string" calcext:value-type="string">
            <text:p>x * 0.02 - 343.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43.15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eratura de pneu dianteiro 6</text:p>
          </table:table-cell>
          <table:table-cell office:value-type="string" calcext:value-type="string">
            <text:p>Tyre Temp Front 6</text:p>
          </table:table-cell>
          <table:table-cell office:value-type="string" calcext:value-type="string">
            <text:p>x * 0.02 - 343.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43.15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eratura de disco dianteiro esquerdo</text:p>
          </table:table-cell>
          <table:table-cell office:value-type="string" calcext:value-type="string">
            <text:p>Brake Temp FL</text:p>
          </table:table-cell>
          <table:table-cell office:value-type="string" calcext:value-type="string">
            <text:p>x * 0.159 + 6.0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41" calcext:value-type="float">
            <text:p>6041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emperatura de disco dianteiro direito</text:p>
          </table:table-cell>
          <table:table-cell office:value-type="string" calcext:value-type="string">
            <text:p>Brake Temp FR</text:p>
          </table:table-cell>
          <table:table-cell office:value-type="string" calcext:value-type="string">
            <text:p>x * 0.159 + 6.0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41" calcext:value-type="float">
            <text:p>6041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eratura de pinça dianteira esquerda</text:p>
          </table:table-cell>
          <table:table-cell office:value-type="string" calcext:value-type="string">
            <text:p>Brake Caliper Temp FL</text:p>
          </table:table-cell>
          <table:table-cell office:value-type="string" calcext:value-type="string">
            <text:p>x * 0.159 + 6.0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41" calcext:value-type="float">
            <text:p>6041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eratura de pinça dianteira direita</text:p>
          </table:table-cell>
          <table:table-cell office:value-type="string" calcext:value-type="string">
            <text:p>Brake Caliper Temp FR</text:p>
          </table:table-cell>
          <table:table-cell office:value-type="string" calcext:value-type="string">
            <text:p>x * 0.159 + 6.0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41" calcext:value-type="float">
            <text:p>6041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curso de suspensão dianteiro esquerd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curso de suspensão dianteiro direit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strain gauge diantero esquerd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strain gauge dianteiro direit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temperatura de pinça dianteria esquerd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temperatura de pinça dianteira direit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tubo de pitot dianteir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altura posição de pedal de frei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erify altura dianteira esquerd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erify altura dianteira direit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erify temperatura de pneu dianteiro 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erify temperatura de pneu dianteiro 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erify temperatura de pneu dianteiro 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erify temperatura de pneu dianteiro 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erify temperatura de pneu dianteiro 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erify temperatura de pneu dianteiro 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temperatura de disco dianteiro esquerd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temperatura de disco dianteiro direit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ência da mensagem 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ência da mensagem 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ência da mensagem 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ência da mensagem 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rso de suspensão traseiro esquerdo</text:p>
          </table:table-cell>
          <table:table-cell office:value-type="string" calcext:value-type="string">
            <text:p>Susp Pos RL</text:p>
          </table:table-cell>
          <table:table-cell office:value-type="string" calcext:value-type="string">
            <text:p>x * 0.018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urso de suspensão traseiro direito</text:p>
          </table:table-cell>
          <table:table-cell office:value-type="string" calcext:value-type="string">
            <text:p>Susp Pos RR</text:p>
          </table:table-cell>
          <table:table-cell office:value-type="string" calcext:value-type="string">
            <text:p>x * 0.018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ain gauge traseiro esquerdo</text:p>
          </table:table-cell>
          <table:table-cell office:value-type="string" calcext:value-type="string">
            <text:p>Strain Gauge RL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ain gauge traseiro direito</text:p>
          </table:table-cell>
          <table:table-cell office:value-type="string" calcext:value-type="string">
            <text:p>Strain Gauge RR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ura traseira esquerda</text:p>
          </table:table-cell>
          <table:table-cell office:value-type="string" calcext:value-type="string">
            <text:p>Ride Height RL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tura traseira direita</text:p>
          </table:table-cell>
          <table:table-cell office:value-type="string" calcext:value-type="string">
            <text:p>Ride Height RR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ubo de Pitot Traseiro</text:p>
          </table:table-cell>
          <table:table-cell office:value-type="string" calcext:value-type="string">
            <text:p>Pitot Rear</text:p>
          </table:table-cell>
          <table:table-cell office:value-type="string" calcext:value-type="string">
            <text:p>x * 1.24 - 2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24</text:p>
          </table:table-cell>
          <table:table-cell office:value-type="float" office:value="-2600" calcext:value-type="float">
            <text:p>-2600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nsor de Corrente</text:p>
          </table:table-cell>
          <table:table-cell office:value-type="string" calcext:value-type="string">
            <text:p>Battery Current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eratura de pneu traseiro 1</text:p>
          </table:table-cell>
          <table:table-cell office:value-type="string" calcext:value-type="string">
            <text:p>Tyre Temp Rear 1</text:p>
          </table:table-cell>
          <table:table-cell office:value-type="string" calcext:value-type="string">
            <text:p>x * 0.02 - 343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343.15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emperatura de pneu traseiro 2</text:p>
          </table:table-cell>
          <table:table-cell office:value-type="string" calcext:value-type="string">
            <text:p>Tyre Temp Rear 2</text:p>
          </table:table-cell>
          <table:table-cell office:value-type="string" calcext:value-type="string">
            <text:p>x * 0.02 - 343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343.15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eratura de pneu traseiro 3</text:p>
          </table:table-cell>
          <table:table-cell office:value-type="string" calcext:value-type="string">
            <text:p>Tyre Temp Rear 3</text:p>
          </table:table-cell>
          <table:table-cell office:value-type="string" calcext:value-type="string">
            <text:p>x * 0.02 - 343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343.15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eratura de pneu traseiro 4</text:p>
          </table:table-cell>
          <table:table-cell office:value-type="string" calcext:value-type="string">
            <text:p>Tyre Temp Rear 4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emperatura de pneu traseiro 5</text:p>
          </table:table-cell>
          <table:table-cell office:value-type="string" calcext:value-type="string">
            <text:p>Tyre Temp Rear 5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eratura de pneu traseiro 6</text:p>
          </table:table-cell>
          <table:table-cell office:value-type="string" calcext:value-type="string">
            <text:p>Tyre Temp Rear 6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eratura de disco traseiro esquerdo</text:p>
          </table:table-cell>
          <table:table-cell office:value-type="string" calcext:value-type="string">
            <text:p>Brake Temp RL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emperatura de disco traseiro direito</text:p>
          </table:table-cell>
          <table:table-cell office:value-type="string" calcext:value-type="string">
            <text:p>Brake Temp RR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eratura de pinça traseira esquerda</text:p>
          </table:table-cell>
          <table:table-cell office:value-type="string" calcext:value-type="string">
            <text:p>Brake Caliper Temp RL</text:p>
          </table:table-cell>
          <table:table-cell office:value-type="string" calcext:value-type="string">
            <text:p>x * 0.159 + 6.041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6041" calcext:value-type="float">
            <text:p>6041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eratura de pinça traseira direita</text:p>
          </table:table-cell>
          <table:table-cell office:value-type="string" calcext:value-type="string">
            <text:p>Brake Caliper Temp RR</text:p>
          </table:table-cell>
          <table:table-cell office:value-type="string" calcext:value-type="string">
            <text:p>x * 0.159 + 6.041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6041" calcext:value-type="float">
            <text:p>6041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curso de suspensão traseiro esquerd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curso de suspensão traseiro direit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strain gauge traseiro esquerd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strain gauge traseiro direit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temperatura de pinça traseira esquerd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temperatura de pinça traseira direit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tubo de pitot traseir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sensor de corrent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erify altura traseira esquerd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erify altura traseira direit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erify temperatura de pneu traseiro 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erify temperatura de pneu traseiro 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erify temperatura de pneu traseiro 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erify temperatura de pneu traseiro 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erify temperatura de pneu traseiro 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erify temperatura de pneu traseiro 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temperatura de disco traseiro esquerd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temperatura de disco dianteiro direit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ência da mensagem 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ência da mensagem 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ência da mensagem 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ência da mensagem 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cha</text:p>
          </table:table-cell>
          <table:table-cell office:value-type="string" calcext:value-type="string">
            <text:p>Gear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_upshift</text:p>
          </table:table-cell>
          <table:table-cell office:value-type="string" calcext:value-type="string">
            <text:p>Upshift Count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_downshift</text:p>
          </table:table-cell>
          <table:table-cell office:value-type="string" calcext:value-type="string">
            <text:p>Downshift Count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mpo_corte</text:p>
          </table:table-cell>
          <table:table-cell office:value-type="string" calcext:value-type="string">
            <text:p>Spark Cut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mpo_upshift</text:p>
          </table:table-cell>
          <table:table-cell office:value-type="string" calcext:value-type="string">
            <text:p>Upshift Time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mpo_downshift</text:p>
          </table:table-cell>
          <table:table-cell office:value-type="string" calcext:value-type="string">
            <text:p>Downshift Time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mpo_embreagem</text:p>
          </table:table-cell>
          <table:table-cell office:value-type="string" calcext:value-type="string">
            <text:p>Clutch Time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breagem</text:p>
          </table:table-cell>
          <table:table-cell office:value-type="string" calcext:value-type="string">
            <text:p>Clutch Time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tação</text:p>
          </table:table-cell>
          <table:table-cell office:value-type="string" calcext:value-type="string">
            <text:p>Engine RPM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S / 10</text:p>
          </table:table-cell>
          <table:table-cell office:value-type="string" calcext:value-type="string">
            <text:p>Throttle Pos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AT / 10</text:p>
          </table:table-cell>
          <table:table-cell office:value-type="string" calcext:value-type="string">
            <text:p>Air Temp Inlet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nsão da bateria</text:p>
          </table:table-cell>
          <table:table-cell office:value-type="string" calcext:value-type="string">
            <text:p>Battery Voltage</text:p>
          </table:table-cell>
          <table:table-cell office:value-type="string" calcext:value-type="string">
            <text:p>x * 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ECT</text:p>
          </table:table-cell>
          <table:table-cell office:value-type="string" calcext:value-type="string">
            <text:p>x * 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AP</text:p>
          </table:table-cell>
          <table:table-cell office:value-type="string" calcext:value-type="string">
            <text:p>x * 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ressão de combustível</text:p>
          </table:table-cell>
          <table:table-cell office:value-type="string" calcext:value-type="string">
            <text:p>Fuel Pres</text:p>
          </table:table-cell>
          <table:table-cell office:value-type="string" calcext:value-type="string">
            <text:p>x * 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ão de óleo</text:p>
          </table:table-cell>
          <table:table-cell office:value-type="string" calcext:value-type="string">
            <text:p>Oil Pres</text:p>
          </table:table-cell>
          <table:table-cell office:value-type="string" calcext:value-type="string">
            <text:p>x * 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Lambda</text:p>
          </table:table-cell>
          <table:table-cell office:value-type="string" calcext:value-type="string">
            <text:p>x * 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locidade de roda dianteira esquerda</text:p>
          </table:table-cell>
          <table:table-cell office:value-type="string" calcext:value-type="string">
            <text:p>Wheel Speed FL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elocidade de roda dianteira direita</text:p>
          </table:table-cell>
          <table:table-cell office:value-type="string" calcext:value-type="string">
            <text:p>Wheel Speed FR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locidade de roda traseira esquerda</text:p>
          </table:table-cell>
          <table:table-cell office:value-type="string" calcext:value-type="string">
            <text:p>Wheel Speed RL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locidade de roda traseira direita</text:p>
          </table:table-cell>
          <table:table-cell office:value-type="string" calcext:value-type="string">
            <text:p>Wheel Speed RR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eratura de óleo</text:p>
          </table:table-cell>
          <table:table-cell office:value-type="string" calcext:value-type="string">
            <text:p>Eng Oil Temp</text:p>
          </table:table-cell>
          <table:table-cell office:value-type="string" calcext:value-type="string">
            <text:p>x * 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ão de arrefeciment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ção servo</text:p>
          </table:table-cell>
          <table:table-cell office:value-type="string" calcext:value-type="string">
            <text:p>Servo Pos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Ângulo on - 1000</text:p>
          </table:table-cell>
          <table:table-cell office:value-type="string" calcext:value-type="string">
            <text:p>Angle On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Ângulo off - 1000</text:p>
          </table:table-cell>
          <table:table-cell office:value-type="string" calcext:value-type="string">
            <text:p>Angle Off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s_count</text:p>
          </table:table-cell>
          <table:table-cell office:value-type="string" calcext:value-type="string">
            <text:p>DRS Count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mpo_upshift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empo_downshif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mpo_cort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ulo_of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ulo_o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mpo_embreage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ência DAq Principal 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equência DAq Principal 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ência DAq Modular dianteira 1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ência DAq Modular dianteira 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ência DAq Modular dianteira 3 e 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ência DAq Modular traseira 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ência DAq Modular traseira 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ência DAq Modular traseira 3 e 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titude grau</text:p>
          </table:table-cell>
          <table:table-cell/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atitude minuto</text:p>
          </table:table-cell>
          <table:table-cell/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atitude minuto decimal</text:p>
          </table:table-cell>
          <table:table-cell/>
          <table:table-cell office:value-type="string" calcext:value-type="string">
            <text:p>0.006 * (x * 100 + x)</text:p>
          </table:table-cell>
          <table:table-cell office:value-type="float" office:value="0" calcext:value-type="float">
            <text:p>0</text:p>
          </table:table-cell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gitude grau</text:p>
          </table:table-cell>
          <table:table-cell/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gitude minuto</text:p>
          </table:table-cell>
          <table:table-cell/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ngitude minuto decimal</text:p>
          </table:table-cell>
          <table:table-cell/>
          <table:table-cell office:value-type="string" calcext:value-type="string">
            <text:p>0.006 * (x * 100 + x)</text:p>
          </table:table-cell>
          <table:table-cell office:value-type="float" office:value="0" calcext:value-type="float">
            <text:p>0</text:p>
          </table:table-cell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ra</text:p>
          </table:table-cell>
          <table:table-cell/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nuto</text:p>
          </table:table-cell>
          <table:table-cell/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gundo</text:p>
          </table:table-cell>
          <table:table-cell/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</text:p>
          </table:table-cell>
          <table:table-cell/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ês</text:p>
          </table:table-cell>
          <table:table-cell/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/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locidade GPS</text:p>
          </table:table-cell>
          <table:table-cell/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LoR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GP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Posição GP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rente da ventoinha 1</text:p>
          </table:table-cell>
          <table:table-cell/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rrente da DAq</text:p>
          </table:table-cell>
          <table:table-cell/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rente da bomba de combustível</text:p>
          </table:table-cell>
          <table:table-cell/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rente dos sensores principais</text:p>
          </table:table-cell>
          <table:table-cell/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rente da ventoinha 2</text:p>
          </table:table-cell>
          <table:table-cell/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rrente da ECU</text:p>
          </table:table-cell>
          <table:table-cell/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nsão GND VND</text:p>
          </table:table-cell>
          <table:table-cell/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_ic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_ic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_ic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_ic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equência da mensagem de corrent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eríodo do PW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ture Compare do PW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eratura do ST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elerômetro X</text:p>
          </table:table-cell>
          <table:table-cell/>
          <table:table-cell office:value-type="string" calcext:value-type="string">
            <text:p>x * (2 / 32768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celerômetro Y</text:p>
          </table:table-cell>
          <table:table-cell/>
          <table:table-cell office:value-type="string" calcext:value-type="string">
            <text:p>x * (2 / 32768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elerômetro Z</text:p>
          </table:table-cell>
          <table:table-cell/>
          <table:table-cell office:value-type="string" calcext:value-type="string">
            <text:p>x * (2 / 32768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roscópio Z</text:p>
          </table:table-cell>
          <table:table-cell/>
          <table:table-cell office:value-type="string" calcext:value-type="string">
            <text:p>x * (250 / 32768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_mpu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equência da mensagem do MPU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íodo do PW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apture Compare do PW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eratura do STM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0">00/00/0000</text:date>, <text:time style:data-style-name="N2" text:time-value="14:50:45.22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10T14:53:35.459000000</dc:date>
    <meta:editing-duration>PT4H2M41S</meta:editing-duration>
    <meta:editing-cycles>11</meta:editing-cycles>
    <meta:generator>LibreOffice/7.1.5.2$Windows_X86_64 LibreOffice_project/85f04e9f809797b8199d13c421bd8a2b025d52b5</meta:generator>
    <meta:document-statistic meta:table-count="2" meta:cell-count="1661" meta:object-count="0"/>
  </office:meta>
</office:document-meta>
</file>